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reating an online Islamic clothing shop can be a fantastic venture, catering to a niche market with specific cultural and religious preferences. Here are some ideas to make your Islamic clothing shop stand out:</text:p>
      <text:p text:style-name="Standard"/>
      <text:p text:style-name="Standard">1. **Diverse Clothing Range**: Offer a diverse range of Islamic clothing for men, women, and children, including abayas, hijabs, thobes, kufis, jilbabs, and modest activewear. Ensure that the clothing adheres to Islamic principles of modesty while also incorporating modern fashion trends.</text:p>
      <text:p text:style-name="Standard"/>
      <text:p text:style-name="Standard">2. **High-Quality Materials**: Emphasize the quality of materials used in your clothing. Provide detailed descriptions of fabric types, such as cotton, linen, chiffon, or silk, and highlight their breathability, durability, and comfort.</text:p>
      <text:p text:style-name="Standard"/>
      <text:p text:style-name="Standard">3. **Modest Fashion Trends**: Stay updated with the latest modest fashion trends and incorporate them into your collection. Offer a mix of traditional and contemporary designs to cater to various tastes and preferences within the Islamic community.</text:p>
      <text:p text:style-name="Standard"/>
      <text:p text:style-name="Standard">4. **Customization Options**: Provide customization options such as size adjustments, length alterations, and color choices to accommodate different body types and style preferences. Offering tailor-made or bespoke services can also attract customers looking for personalized clothing.</text:p>
      <text:p text:style-name="Standard"/>
      <text:p text:style-name="Standard">5. **Exclusive Collections**: Collaborate with renowned Islamic fashion designers or brands to create exclusive collections for your shop. Limited edition or signature pieces can attract attention and generate buzz around your brand.</text:p>
      <text:p text:style-name="Standard"/>
      <text:p text:style-name="Standard">6. **Ethical and Sustainable Practices**: Emphasize ethical and sustainable practices in your manufacturing processes, such as fair labor practices, eco-friendly materials, and reducing waste. Promoting ethical fashion can resonate with socially conscious consumers.</text:p>
      <text:p text:style-name="Standard"/>
      <text:p text:style-name="Standard">7. **Detailed Product Descriptions**: Provide comprehensive product descriptions, including sizing guides, fabric care instructions, and styling tips. High-quality images from multiple angles can help customers make informed purchasing decisions.</text:p>
      <text:p text:style-name="Standard"/>
      <text:p text:style-name="Standard">8. **User-Generated Content**: Encourage customers to share photos of themselves wearing your clothing on social media platforms using a dedicated hashtag. User-generated content can serve as authentic testimonials and inspire others to make purchases.</text:p>
      <text:p text:style-name="Standard"/>
      <text:p text:style-name="Standard">9. **Educational Content**: Create blog posts, videos, or infographics that educate your audience about the significance of Islamic clothing, styling tips, and cultural traditions. Position your brand as an authority on modest fashion and Islamic culture.</text:p>
      <text:p text:style-name="Standard"/>
      <text:p text:style-name="Standard">10. **Community Engagement**: Foster a sense of community among your customers by organizing online events, webinars, or virtual fashion shows. Encourage interaction and feedback through social media polls, Q&amp;A sessions, and customer forums.</text:p>
      <text:p text:style-name="Standard"/>
      <text:p text:style-name="Standard">11. **Fast and Reliable Shipping**: Offer fast and reliable shipping options with transparent shipping rates and tracking information. Consider providing international shipping to reach customers beyond your local market.</text:p>
      <text:p text:style-name="Standard"/>
      <text:p text:style-name="Standard">12. **Excellent Customer Service**: Provide responsive customer support via multiple channels, including email, live chat, and social media. Address customer inquiries, concerns, and feedback promptly to enhance satisfaction and loyalty.</text:p>
      <text:p text:style-name="Standard"/>
      <text:p text:style-name="Standard">By implementing these ideas, you can create a successful online Islamic clothing shop that not only meets the needs of your target audience but also fosters a sense of belonging and community within the Islamic fashion industr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3T10:23:04.148000000</meta:creation-date>
    <dc:date>2024-04-23T10:23:39.168000000</dc:date>
    <meta:editing-duration>PT35S</meta:editing-duration>
    <meta:editing-cycles>1</meta:editing-cycles>
    <meta:generator>LibreOffice/7.6.2.1$Windows_X86_64 LibreOffice_project/56f7684011345957bbf33a7ee678afaf4d2ba333</meta:generator>
    <meta:document-statistic meta:table-count="0" meta:image-count="0" meta:object-count="0" meta:page-count="1" meta:paragraph-count="14" meta:word-count="473" meta:character-count="3448" meta:non-whitespace-character-count="2989"/>
  </office:meta>
</office:document-meta>
</file>